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3.688in"/>
    </style:style>
    <style:style style:name="ta1co2" style:family="table-column">
      <style:table-column-properties fo:break-before="auto" style:column-width="1.894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894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x21_y20_n420_r120_s120_ps1_pr120_u120_o120_N001.lp</text:p>
          </table:table-cell>
          <table:table-cell office:value-type="float" office:value="7.97707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])" office:value-type="float"/>
          <table:table-cell table:formula="of:=SUM([Instances.C3:Instances.C3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